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630" style:apply-style-name="Default" style:base-cell-address="Foglio1.J7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  <table:table-cell table:style-name="ce5" office:value-type="string">
            <text:p>teoriche</text:p>
          </table:table-cell>
          <table:table-cell table:style-name="ce5" office:value-type="string">
            <text:p>reali</text:p>
          </table:table-cell>
        </table:table-row>
        <table:table-row table:style-name="ro1">
          <table:table-cell/>
          <table:table-cell table:style-name="ce2" office:value-type="string">
            <text:p>RR</text:p>
          </table:table-cell>
          <table:table-cell table:style-name="ce2" office:value-type="string">
            <text:p>RPP</text:p>
          </table:table-cell>
          <table:table-cell table:style-name="ce2" office:value-type="string">
            <text:p>RQ</text:p>
          </table:table-cell>
          <table:table-cell table:style-name="ce2" office:value-type="string">
            <text:p>RA</text:p>
          </table:table-cell>
          <table:table-cell table:style-name="ce2" office:value-type="string">
            <text:p>TOTALE</text:p>
          </table:table-cell>
          <table:table-cell/>
          <table:table-cell office:value-type="string">
            <text:p>tot.ore lavoro</text:p>
          </table:table-cell>
          <table:table-cell table:style-name="ce5" office:value-type="float" office:value="630">
            <text:p>630</text:p>
          </table:table-cell>
          <table:table-cell table:style-name="ce6" table:formula="of:=SUM([.F8:.F13])" office:value-type="float" office:value="611">
            <text:p>611</text:p>
          </table:table-cell>
        </table:table-row>
        <table:table-row table:style-name="ro2">
          <table:table-cell table:style-name="ce1" office:value-type="string">
            <text:p>Responsabile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table:formula="of:=SUM([.B8:.E8])" office:value-type="float" office:value="52">
            <text:p>5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mministratore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3" office:value-type="float" office:value="4">
            <text:p>4</text:p>
          </table:table-cell>
          <table:table-cell table:style-name="ce3" table:formula="of:=SUM([.B9:.E9])" office:value-type="float" office:value="50">
            <text:p>5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nalista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SUM([.B10:.E10])" office:value-type="float" office:value="60">
            <text:p>6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rogettista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">
            <text:p>0</text:p>
          </table:table-cell>
          <table:table-cell table:style-name="ce3" table:formula="of:=SUM([.B11:.E11])" office:value-type="float" office:value="160">
            <text:p>16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rogrammatore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0">
            <text:p>0</text:p>
          </table:table-cell>
          <table:table-cell table:style-name="ce3" table:formula="of:=SUM([.B12:.E12])" office:value-type="float" office:value="110">
            <text:p>110</text:p>
          </table:table-cell>
          <table:table-cell/>
          <table:table-cell table:formula="of:=15*30" office:value-type="float" office:value="450">
            <text:p>45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0">
            <text:p>10</text:p>
          </table:table-cell>
          <table:table-cell table:style-name="ce3" table:formula="of:=SUM([.B13:.E13])" office:value-type="float" office:value="179">
            <text:p>179</text:p>
          </table:table-cell>
          <table:table-cell table:number-columns-repeated="4"/>
        </table:table-row>
        <table:table-row table:style-name="ro2">
          <table:table-cell/>
          <table:table-cell table:style-name="ce4" table:formula="of:=SUM([.B8]*[.C1]+[.B9]*[.C2]+[.B10]*[.C3]+[.B11]*[.C4]+[.B12]*[.C5]+[.B13]*[.C6])" office:value-type="float" office:value="2443">
            <text:p>2443</text:p>
          </table:table-cell>
          <table:table-cell table:style-name="ce4" table:formula="of:=SUM([.C8]*[.D1]+[.C9]*[.D2]+[.C10]*[.D3]+[.C11]*[.D4]+[.C12]*[.D5]+[.C13]*[.D6])" office:value-type="float" office:value="2771">
            <text:p>2771</text:p>
          </table:table-cell>
          <table:table-cell table:style-name="ce4" table:formula="of:=SUM([.D8]*[.E1]+[.D9]*[.E2]+[.D10]*[.E3]+[.D11]*[.E4]+[.D12]*[.E5]+[.D13]*[.E6])" office:value-type="float" office:value="6600">
            <text:p>6600</text:p>
          </table:table-cell>
          <table:table-cell table:style-name="ce4" table:formula="of:=SUM([.E8]*[.F1]+[.E9]*[.F2]+[.E10]*[.F3]+[.E11]*[.F4]+[.E12]*[.F5]+[.E13]*[.F6])" office:value-type="float" office:value="390">
            <text:p>390</text:p>
          </table:table-cell>
          <table:table-cell table:style-name="ce4" table:formula="of:=SUM([.F8]*[.G1]+[.F9]*[.G2]+[.F10]*[.G3]+[.F11]*[.G4]+[.F12]*[.G5]+[.F13]*[.G6])" office:value-type="float" office:value="12204">
            <text:p>12204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<text:s/></text:p>
          </table:table-cell>
          <table:table-cell table:number-columns-repeated="3"/>
        </table:table-row>
      </table:table>
      <table:table table:name="Foglio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5">25/11/2008</text:date>, <text:time>16.31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iero Bizzotto</meta:initial-creator>
    <meta:creation-date>2008-11-25T15:29:56</meta:creation-date>
    <dc:date>2008-11-25T16:31:41</dc:date>
    <dc:creator>Piero Bizzotto</dc:creator>
    <meta:editing-duration>PT00H00M49S</meta:editing-duration>
    <meta:editing-cycles>1</meta:editing-cycles>
    <meta:document-statistic meta:table-count="3" meta:cell-count="89" meta:object-count="0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